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5b1e"/>
    </style:style>
    <style:style style:name="P2" style:family="paragraph" style:parent-style-name="Standard">
      <style:text-properties officeooo:paragraph-rsid="00164e3d"/>
    </style:style>
    <style:style style:name="P3" style:family="paragraph" style:parent-style-name="Standard">
      <style:text-properties officeooo:paragraph-rsid="00177ed1"/>
    </style:style>
    <style:style style:name="T1" style:family="text">
      <style:text-properties officeooo:rsid="00164e3d"/>
    </style:style>
    <style:style style:name="T2" style:family="text">
      <style:text-properties officeooo:rsid="00177e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电脑安全</text:p>
      <text:p text:style-name="Standard">Ubuntu/mac</text:p>
      <text:p text:style-name="Standard"/>
      <text:p text:style-name="Standard">bios 密码，</text:p>
      <text:p text:style-name="Standard">禁止 u盘启动</text:p>
      <text:p text:style-name="Standard">删除u 盘 storage driver</text:p>
      <text:p text:style-name="Standard">创建普通用户</text:p>
      <text:p text:style-name="P1">禁止使用无限网卡</text:p>
      <text:p text:style-name="P1"/>
      <text:p text:style-name="Standard"/>
      <text:p text:style-name="Standard">网络</text:p>
      <text:p text:style-name="Standard">开发网封闭</text:p>
      <text:p text:style-name="Standard">办公网开放</text:p>
      <text:p text:style-name="Standard">防止自建网络</text:p>
      <text:p text:style-name="Standard"><text:tab/>网线控制</text:p>
      <text:p text:style-name="Standard"/>
      <text:p text:style-name="Standard">第三方代码动态下载</text:p>
      <text:p text:style-name="Standard"><text:tab/>自建<text:span text:style-name="T1">git 10分钟，管理员下载</text:span></text:p>
      <text:p text:style-name="Standard"/>
      <text:p text:style-name="Standard">代码存储</text:p>
      <text:p text:style-name="P2"><text:tab/>内网自建<text:span text:style-name="T1">git 10分钟</text:span></text:p>
      <text:p text:style-name="Standard"/>
      <text:p text:style-name="Standard">真机测试</text:p>
      <text:p text:style-name="P3"><text:tab/><text:span text:style-name="T2">http://www.bluestacks.cn</text:span></text:p>
      <text:p text:style-name="Standard"/>
      <text:p text:style-name="Standard">摄像头监控，全方位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06:52:55.523329625</meta:creation-date>
    <dc:date>2018-06-15T11:43:38.095332862</dc:date>
    <meta:editing-duration>PT4H29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104" meta:character-count="167" meta:non-whitespace-character-count="156"/>
  </office:meta>
</office:document-meta>
</file>